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DBD99C7D41E62D87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5.589cm" svg:x="1cm" svg:y="2.055cm">
          <draw:image xlink:href="Pictures/10000000000003C00000050DBD99C7D41E62D87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3.7.2$Linux_X86_64 LibreOffice_project/30$Build-2</meta:generator>
  </office:meta>
</office:document-meta>
</file>